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font-name="Lobster" fo:font-size="72pt" fo:font-style="italic" style:text-underline-style="solid" style:text-underline-width="auto" style:text-underline-color="font-color" fo:font-weight="bold" fo:background-color="#f6b26b" loext:char-shading-value="0" style:font-name-asian="Lobster1" style:font-size-asian="72pt" style:font-style-asian="italic" style:font-weight-asian="bold" style:font-name-complex="Lobster1" style:font-size-complex="72pt"/>
    </style:style>
    <style:style style:name="T2" style:family="text">
      <style:text-properties style:font-name="Lobster" fo:font-size="72pt" fo:font-style="italic" style:text-underline-style="solid" style:text-underline-width="auto" style:text-underline-color="font-color" fo:font-weight="bold" fo:background-color="#bf9000" loext:char-shading-value="0" style:font-name-asian="Lobster1" style:font-size-asian="72pt" style:font-style-asian="italic" style:font-weight-asian="bold" style:font-name-complex="Lobster1" style:font-size-complex="72pt"/>
    </style:style>
    <style:style style:name="T3" style:family="text">
      <style:text-properties style:font-name="Lobster" fo:font-size="72pt" fo:font-style="italic" style:text-underline-style="solid" style:text-underline-width="auto" style:text-underline-color="font-color" fo:font-weight="bold" style:font-name-asian="Lobster1" style:font-size-asian="72pt" style:font-style-asian="italic" style:font-weight-asian="bold" style:font-name-complex="Lobster1" style:font-size-complex="72pt" fo:background-color="#ffff00"/>
    </style:style>
    <style:style style:name="T4" style:family="text">
      <style:text-properties style:font-name="Lobster" fo:font-size="72pt" fo:font-style="italic" style:text-underline-style="solid" style:text-underline-width="auto" style:text-underline-color="font-color" fo:font-weight="bold" style:font-name-asian="Lobster1" style:font-size-asian="72pt" style:font-style-asian="italic" style:font-weight-asian="bold" style:font-name-complex="Lobster1" style:font-size-complex="72pt" fo:background-color="#000080"/>
    </style:style>
    <style:style style:name="T5" style:family="text">
      <style:text-properties style:font-name="Lobster" fo:font-size="72pt" fo:font-style="italic" style:text-underline-style="solid" style:text-underline-width="auto" style:text-underline-color="font-color" fo:font-weight="bold" fo:background-color="#4a86e8" loext:char-shading-value="0" style:font-name-asian="Lobster1" style:font-size-asian="72pt" style:font-style-asian="italic" style:font-weight-asian="bold" style:font-name-complex="Lobster1" style:font-size-complex="72pt"/>
    </style:style>
    <style:style style:name="T6" style:family="text">
      <style:text-properties style:font-name="Lobster" fo:font-size="72pt" fo:font-style="italic" style:text-underline-style="solid" style:text-underline-width="auto" style:text-underline-color="font-color" fo:font-weight="bold" fo:background-color="#ffd966" loext:char-shading-value="0" style:font-name-asian="Lobster1" style:font-size-asian="72pt" style:font-style-asian="italic" style:font-weight-asian="bold" style:font-name-complex="Lobster1" style:font-size-complex="72pt"/>
    </style:style>
    <style:style style:name="T7" style:family="text">
      <style:text-properties style:font-name="Lobster" fo:font-size="72pt" fo:font-style="italic" style:text-underline-style="solid" style:text-underline-width="auto" style:text-underline-color="font-color" fo:font-weight="bold" fo:background-color="#ea9999" loext:char-shading-value="0" style:font-name-asian="Lobster1" style:font-size-asian="72pt" style:font-style-asian="italic" style:font-weight-asian="bold" style:font-name-complex="Lobster1" style:font-size-complex="72pt"/>
    </style:style>
    <style:style style:name="T8" style:family="text">
      <style:text-properties style:font-name="Lobster" fo:font-size="72pt" fo:font-style="italic" style:text-underline-style="solid" style:text-underline-width="auto" style:text-underline-color="font-color" fo:font-weight="bold" fo:background-color="#8e7cc3" loext:char-shading-value="0" style:font-name-asian="Lobster1" style:font-size-asian="72pt" style:font-style-asian="italic" style:font-weight-asian="bold" style:font-name-complex="Lobster1" style:font-size-complex="72pt"/>
    </style:style>
    <style:style style:name="T9" style:family="text">
      <style:text-properties style:font-name="Lobster" fo:font-size="72pt" fo:font-style="italic" style:text-underline-style="solid" style:text-underline-width="auto" style:text-underline-color="font-color" fo:font-weight="bold" fo:background-color="#fff2cc" loext:char-shading-value="0" style:font-name-asian="Lobster1" style:font-size-asian="72pt" style:font-style-asian="italic" style:font-weight-asian="bold" style:font-name-complex="Lobster1" style:font-size-complex="72pt"/>
    </style:style>
    <style:style style:name="T10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</text:span><text:span text:style-name="T2">Ó</text:span><text:span text:style-name="T3">R</text:span><text:span text:style-name="T2">U</text:span><text:span text:style-name="T5">M </text:span><text:span text:style-name="T2">D</text:span><text:span text:style-name="T6">E</text:span><text:span text:style-name="T2"> </text:span><text:span text:style-name="T4">B</text:span><text:span text:style-name="T2">U</text:span><text:span text:style-name="T7">L</text:span><text:span text:style-name="T2">L</text:span><text:span text:style-name="T8">Y</text:span><text:span text:style-name="T2">I</text:span><text:span text:style-name="T9">N</text:span><text:span text:style-name="T2">G</text:span></text:p>
      <text:p text:style-name="Standard"/>
      <text:p text:style-name="Standard">Eclipse x Android Studio</text:p>
      <text:p text:style-name="Standard"/>
      <text:p text:style-name="Standard"><text:span text:style-name="T10">CLASSES</text:span></text:p>
      <text:p text:style-name="Standard"/>
      <text:p text:style-name="Standard">*Postagem(Classe Base):</text:p>
      <text:p text:style-name="Standard"/>
      <text:p text:style-name="Standard"><text:tab/>Descrição:</text:p>
      <text:p text:style-name="Standard"><text:tab/><text:tab/>Representa uma postagem única, pode possuir dois formatos distintos</text:p>
      <text:p text:style-name="Standard"/>
      <text:p text:style-name="Standard"><text:tab/>Atributos:</text:p>
      <text:p text:style-name="P1"><text:tab/>-Reações(curtidas)</text:p>
      <text:p text:style-name="P1"><text:tab/>-Corpo de texto original</text:p>
      <text:p text:style-name="P1"><text:tab/>-Tags</text:p>
      <text:p text:style-name="P1"><text:tab/>-Vetor de Comentários(em ordem cronológica(não precisa ordenar rs))</text:p>
      <text:p text:style-name="P1"><text:tab/>-bool aprovado</text:p>
      <text:p text:style-name="Standard"/>
      <text:p text:style-name="Standard"><text:tab/>Formatos:</text:p>
      <text:p text:style-name="P2"><text:tab/>1: Postagem Comum <text:s text:c="4"/>extends Postagem</text:p>
      <text:p text:style-name="P1"><text:soft-page-break/><text:tab/><text:tab/>-Autor(OP)</text:p>
      <text:p text:style-name="P1"/>
      <text:p text:style-name="P1"><text:tab/>2: Postagem Anônima <text:s text:c="3"/>extends Postagem</text:p>
      <text:p text:style-name="P1"><text:tab/><text:tab/>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*Comentário:</text:p>
      <text:p text:style-name="P2">Descrição:<text:tab/></text:p>
      <text:p text:style-name="Standard"><text:tab/><text:tab/>Um comentário apenas e suas informações contidas nele mesmo.</text:p>
      <text:p text:style-name="Standard"/>
      <text:p text:style-name="Standard"><text:tab/>Atributos:</text:p>
      <text:p text:style-name="P1"><text:tab/>-Autor</text:p>
      <text:p text:style-name="P1"><text:tab/>-Reações(curtidas)</text:p>
      <text:p text:style-name="P1"><text:soft-page-break/><text:tab/>-Corpo de texto</text:p>
      <text:p text:style-name="P1"><text:tab/>-bool aprovado</text:p>
      <text:p text:style-name="Standard"/>
      <text:p text:style-name="Standard"/>
      <text:p text:style-name="Standard">*Usuário(Classe Base):</text:p>
      <text:p text:style-name="Standard"><text:tab/></text:p>
      <text:p text:style-name="Standard"><text:tab/>Descrição:</text:p>
      <text:p text:style-name="Standard"><text:tab/><text:tab/>Representa um usuário, que pode ser de três tipos distintos (nunca muda)</text:p>
      <text:p text:style-name="Standard"/>
      <text:p text:style-name="Standard"><text:tab/>Atributos:</text:p>
      <text:p text:style-name="Standard"/>
      <text:p text:style-name="P1"><text:tab/>-Nome</text:p>
      <text:p text:style-name="P1"><text:tab/>-Atividade(o quanto se relaciona com o fórum)</text:p>
      <text:p text:style-name="P1"><text:tab/>-Perfil(informações específicas do usuário)</text:p>
      <text:p text:style-name="P1"><text:tab/>-bool cavaludo(a) rs</text:p>
      <text:p text:style-name="P1"><text:tab/></text:p>
      <text:p text:style-name="Standard"><text:tab/>Tipos:</text:p>
      <text:p text:style-name="Standard"/>
      <text:p text:style-name="P1"><text:tab/>1: Usuário Comum<text:tab/> <text:s text:c="3"/>extends Usuário</text:p>
      <text:p text:style-name="P1"><text:tab/>2: Usuário Moderador <text:s text:c="4"/>extends Usuário</text:p>
      <text:p text:style-name="P1"><text:tab/><text:tab/>-Lista de postagens pendentes para aprovação</text:p>
      <text:p text:style-name="P1"><text:soft-page-break/><text:tab/><text:tab/>-Lista de comentários pendentes para aprovação</text:p>
      <text:p text:style-name="P1"><text:tab/>3: Usuário Especialista <text:s text:c="2"/>extends Usuário</text:p>
      <text:p text:style-name="P1"><text:tab/><text:tab/>-Área de atividade</text:p>
      <text:p text:style-name="Standard"/>
      <text:p text:style-name="Standard">*Feed:</text:p>
      <text:p text:style-name="Standard"><text:tab/>Descrição:</text:p>
      <text:p text:style-name="P3"><text:tab/><text:tab/>Seleciona qual conteúdo aparece nas páginas, conforme relevânc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<text:span text:style-name="T10">NTERFACE:</text:span></text:p>
      <text:p text:style-name="Standard"/>
      <text:p text:style-name="Standard"><text:soft-page-break/>Fórum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48" meta:word-count="143" meta:character-count="1130" meta:non-whitespace-character-count="967"/>
    <meta:generator>LibreOfficeDev/6.0.5.2$Linux_X86_64 LibreOffice_project/</meta:generator>
  </office:meta>
</office:document-meta>
</file>